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01231f" officeooo:paragraph-rsid="0002a517"/>
    </style:style>
    <style:style style:name="P2" style:family="paragraph" style:parent-style-name="Standard">
      <style:text-properties fo:language="pl" fo:country="PL" officeooo:rsid="0001231f" officeooo:paragraph-rsid="0016e68f"/>
    </style:style>
    <style:style style:name="P3" style:family="paragraph" style:parent-style-name="Standard">
      <style:text-properties fo:language="pl" fo:country="PL" officeooo:rsid="0001231f" officeooo:paragraph-rsid="00177874"/>
    </style:style>
    <style:style style:name="P4" style:family="paragraph" style:parent-style-name="Standard">
      <style:text-properties fo:language="pl" fo:country="PL" officeooo:paragraph-rsid="0016e68f"/>
    </style:style>
    <style:style style:name="P5" style:family="paragraph" style:parent-style-name="Standard">
      <style:text-properties fo:language="pl" fo:country="PL" officeooo:rsid="00177874" officeooo:paragraph-rsid="00177874"/>
    </style:style>
    <style:style style:name="P6" style:family="paragraph" style:parent-style-name="Standard">
      <style:text-properties fo:language="pl" fo:country="PL" officeooo:rsid="001e1034" officeooo:paragraph-rsid="001e1034"/>
    </style:style>
    <style:style style:name="P7" style:family="paragraph" style:parent-style-name="Standard">
      <style:text-properties fo:language="pl" fo:country="PL" officeooo:rsid="0023c79a" officeooo:paragraph-rsid="0023c79a"/>
    </style:style>
    <style:style style:name="P8" style:family="paragraph" style:parent-style-name="Standard">
      <style:text-properties fo:language="pl" fo:country="PL" officeooo:rsid="00241fad" officeooo:paragraph-rsid="00241fad"/>
    </style:style>
    <style:style style:name="P9" style:family="paragraph" style:parent-style-name="Standard">
      <style:text-properties fo:language="pl" fo:country="PL" officeooo:rsid="00241fad" officeooo:paragraph-rsid="000e2f55"/>
    </style:style>
    <style:style style:name="P10" style:family="paragraph" style:parent-style-name="Standard">
      <style:text-properties fo:language="pl" fo:country="PL" officeooo:rsid="00177874" officeooo:paragraph-rsid="00177874"/>
    </style:style>
    <style:style style:name="P11" style:family="paragraph" style:parent-style-name="Standard">
      <style:text-properties fo:language="pl" fo:country="PL" officeooo:rsid="00228781" officeooo:paragraph-rsid="0013ee62"/>
    </style:style>
    <style:style style:name="P12" style:family="paragraph" style:parent-style-name="Standard">
      <style:text-properties fo:language="pl" fo:country="PL" officeooo:rsid="00287ec5" officeooo:paragraph-rsid="00287ec5"/>
    </style:style>
    <style:style style:name="P13" style:family="paragraph" style:parent-style-name="Standard">
      <style:text-properties fo:language="pl" fo:country="PL" officeooo:paragraph-rsid="0016e68f"/>
    </style:style>
    <style:style style:name="T1" style:family="text">
      <style:text-properties officeooo:rsid="0016e68f"/>
    </style:style>
    <style:style style:name="T2" style:family="text">
      <style:text-properties officeooo:rsid="001fe0ea"/>
    </style:style>
    <style:style style:name="T3" style:family="text">
      <style:text-properties officeooo:rsid="0021ef9b"/>
    </style:style>
    <style:style style:name="T4" style:family="text">
      <style:text-properties officeooo:rsid="0023c79a"/>
    </style:style>
    <style:style style:name="T5" style:family="text">
      <style:text-properties officeooo:rsid="00252810"/>
    </style:style>
    <style:style style:name="T6" style:family="text">
      <style:text-properties officeooo:rsid="00287ec5"/>
    </style:style>
    <style:style style:name="T7" style:family="text">
      <style:text-properties officeooo:rsid="0029b545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* </text:span><text:span text:style-name="T3">D</text:span><text:span text:style-name="T2">ate</text:span>: 202<text:span text:style-name="T7">5</text:span>.0<text:span text:style-name="T7">4</text:span>.<text:span text:style-name="T7">30</text:span></text:p>
      <text:p text:style-name="P4"><text:span text:style-name="T2">* </text:span><text:span text:style-name="T3">S</text:span><text:span text:style-name="T2">ource</text:span>: <text:span text:style-name="T6">daj-sobie-spokoj</text:span></text:p>
      <text:p text:style-name="P4"><text:span text:style-name="T2">* </text:span><text:span text:style-name="T3">C</text:span><text:span text:style-name="T2">ategory</text:span>: rożne</text:p>
      <text:p text:style-name="P4">* <text:span text:style-name="T3">Shortname: </text:span><text:span text:style-name="T6">mielko</text:span></text:p>
      <text:p text:style-name="P12">* Author: Emilia Mielko</text:p>
      <text:p text:style-name="P2"><text:span text:style-name="T2">* </text:span><text:span text:style-name="T3">M</text:span><text:span text:style-name="T2">odified</text:span>: <text:date style:data-style-name="N49" text:date-value="2025-04-30T18:02:38.539918460">2025-04-30</text:date>, <text:time style:data-style-name="N61" text:time-value="2025-04-30T18:02:38.539979439">18:00:44</text:time></text:p>
      <text:p text:style-name="P1"/>
      <text:p text:style-name="P11"/>
      <text:p text:style-name="P5">Uczeń śpieszący się, napięty, skupiony na perfekcji to uczeń, który gorzej przyswaja wiedzę. To jest przeciwskuteczne. <text:span text:style-name="T6">(2025.04.27)</text:span></text:p>
      <text:p text:style-name="P12">Emilia Mielko</text:p>
      <text:p text:style-name="P5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21:58:06.180032343</meta:creation-date>
    <meta:generator>LibreOffice/7.3.7.2$Linux_X86_64 LibreOffice_project/30$Build-2</meta:generator>
    <dc:date>2025-04-30T18:02:38.482655026</dc:date>
    <meta:editing-duration>PT53M30S</meta:editing-duration>
    <meta:editing-cycles>34</meta:editing-cycles>
    <meta:document-statistic meta:table-count="0" meta:image-count="0" meta:object-count="0" meta:page-count="1" meta:paragraph-count="8" meta:word-count="39" meta:character-count="279" meta:non-whitespace-character-count="248"/>
  </office:meta>
</office:document-meta>
</file>